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3A5D10000A22900006AE59CB404FA.svg" manifest:media-type="image/svg+xml"/>
  <manifest:file-entry manifest:full-path="Pictures/10000001000003670000023E15EA203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Графического интерфейс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3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frame draw:style-name="gr13" draw:text-style-name="P10" draw:layer="layout" svg:width="38.845cm" svg:height="25.606cm" svg:x="2.274cm" svg:y="2.507cm">
          <draw:image xlink:href="Pictures/1003A5D10000A22900006AE59CB404FA.svg" xlink:type="simple" xlink:show="embed" xlink:actuate="onLoad" draw:mime-type="image/svg+xml">
            <text:p/>
          </draw:image>
          <draw:image xlink:href="Pictures/10000001000003670000023E15EA2036.png" xlink:type="simple" xlink:show="embed" xlink:actuate="onLoad" draw:mime-type="image/png"/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0D</meta:editing-duration>
    <meta:editing-cycles>1</meta:editing-cycles>
    <meta:generator>LibreOffice/7.6.4.1$Windows_X86_64 LibreOffice_project/e19e193f88cd6c0525a17fb7a176ed8e6a3e2aa1</meta:generator>
    <meta:creation-date>2023-12-27T22:10:49.853000000</meta:creation-date>
    <meta:document-statistic meta:object-count="69"/>
  </office:meta>
</office:document-meta>
</file>